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.convertToIntegerObje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Floa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DoubleObje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loadDefaultConverters( )</text:p>
          </table:table-cell>
          <table:table-cell office:value-type="float" office:value="58">
            <text:p text:style-name="Table_20_Contents">58</text:p>
          </table:table-cell>
          <table:table-cell office:value-type="float" office:value="0">
            <text:p text:style-name="Table_20_Contents">0</text:p>
          </table:table-cell>
          <table:table-cell office:value-type="float" office:value="237">
            <text:p text:style-name="Table_20_Contents">237</text:p>
          </table:table-cell>
        </table:table-row>
        <table:table-row>
          <table:table-cell office:value-type="string">
            <text:p text:style-name="Table_20_Contents">TypeUtils.readFromProperti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ypeUtils.convertToBooleanObje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By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Typ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ypeUtils.load( Map map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ypeUtils.convertToCharacterObje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ers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convertToObject( String value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Shor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Object( String value , Class typ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.convertToShortObje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lookupTypeConverter( Class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ypeUtils.convertToLongObje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FloatObje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Doub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Boole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I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Cha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Lo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readFromConfi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Utils.convertToByteObje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convertToObject( Class type , String value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3">
            <text:p text:style-name="Table_20_Contents">5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